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TableColumn3" style:family="table-column">
      <style:table-column-properties style:column-width="2.0631in" style:use-optimal-column-width="false"/>
    </style:style>
    <style:style style:name="TableColumn4" style:family="table-column">
      <style:table-column-properties style:column-width="1.5819in" style:use-optimal-column-width="false"/>
    </style:style>
    <style:style style:name="TableColumn5" style:family="table-column">
      <style:table-column-properties style:column-width="1.4812in" style:use-optimal-column-width="false"/>
    </style:style>
    <style:style style:name="Table2" style:family="table">
      <style:table-properties style:width="5.1263in" fo:margin-left="0in" table:align="left"/>
    </style:style>
    <style:style style:name="TableRow6" style:family="table-row">
      <style:table-row-properties style:min-row-height="0.3423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9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Row15" style:family="table-row">
      <style:table-row-properties style:min-row-height="0.1631in"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fo:font-size="12pt" style:font-size-asian="12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  <style:text-properties fo:font-size="12pt" style:font-size-asian="12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  <style:text-properties fo:font-size="12pt" style:font-size-asian="12pt"/>
    </style:style>
    <style:style style:name="TableRow22" style:family="table-row">
      <style:table-row-properties style:min-row-height="0.1631in"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fo:font-size="12pt" style:font-size-asian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  <style:text-properties fo:font-size="12pt" style:font-size-asian="12pt"/>
    </style:style>
    <style:style style:name="TableCell2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  <style:text-properties fo:font-size="12pt" style:font-size-asian="12pt"/>
    </style:style>
    <style:style style:name="TableRow29" style:family="table-row">
      <style:table-row-properties style:min-row-height="0.1631in" style:use-optimal-row-height="false"/>
    </style:style>
    <style:style style:name="TableCell3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fo:font-size="12pt" style:font-size-asian="12pt"/>
    </style:style>
    <style:style style:name="TableCell3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  <style:text-properties fo:font-size="12pt" style:font-size-asian="12pt"/>
    </style:style>
    <style:style style:name="TableCell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fo:font-size="12pt" style:font-size-asian="12pt"/>
    </style:style>
    <style:style style:name="TableRow36" style:family="table-row">
      <style:table-row-properties style:min-row-height="0.1631in" style:use-optimal-row-height="false"/>
    </style:style>
    <style:style style:name="TableCell3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fo:font-size="12pt" style:font-size-asian="12pt"/>
    </style:style>
    <style:style style:name="TableCell3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fo:font-size="12pt" style:font-size-asian="12pt"/>
    </style:style>
    <style:style style:name="TableCell4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justify"/>
      <style:text-properties fo:font-size="12pt" style:font-size-asian="12pt"/>
    </style:style>
    <style:style style:name="TableRow43" style:family="table-row">
      <style:table-row-properties style:min-row-height="0.1631in" style:use-optimal-row-height="false"/>
    </style:style>
    <style:style style:name="TableCell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fo:font-size="12pt" style:font-size-asian="12pt"/>
    </style:style>
    <style:style style:name="TableCell4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  <style:text-properties fo:font-size="12pt" style:font-size-asian="12pt"/>
    </style:style>
    <style:style style:name="TableCell4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  <style:text-properties fo:font-size="12pt" style:font-size-asian="12pt"/>
    </style:style>
    <style:style style:name="TableRow50" style:family="table-row">
      <style:table-row-properties style:min-row-height="0.1631in" style:use-optimal-row-height="false"/>
    </style:style>
    <style:style style:name="TableCell5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fo:font-size="12pt" style:font-size-asian="12pt"/>
    </style:style>
    <style:style style:name="TableCell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  <style:text-properties fo:font-size="12pt" style:font-size-asian="12pt"/>
    </style:style>
    <style:style style:name="TableCell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fo:font-size="12pt" style:font-size-asian="12pt"/>
    </style:style>
    <style:style style:name="TableRow57" style:family="table-row">
      <style:table-row-properties style:min-row-height="0.1631in" style:use-optimal-row-height="false"/>
    </style:style>
    <style:style style:name="TableCell5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fo:font-size="12pt" style:font-size-asian="12pt"/>
    </style:style>
    <style:style style:name="TableCell6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  <style:text-properties fo:font-size="12pt" style:font-size-asian="12pt"/>
    </style:style>
    <style:style style:name="TableCell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  <style:text-properties fo:font-size="12pt" style:font-size-asian="12pt"/>
    </style:style>
    <style:style style:name="TableRow64" style:family="table-row">
      <style:table-row-properties style:min-row-height="0.1631in" style:use-optimal-row-height="false"/>
    </style:style>
    <style:style style:name="TableCell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fo:font-size="12pt" style:font-size-asian="12pt"/>
    </style:style>
    <style:style style:name="TableCell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fo:font-size="12pt" style:font-size-asian="12pt"/>
    </style:style>
    <style:style style:name="TableCell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fo:font-size="12pt" style:font-size-asian="12pt"/>
    </style:style>
    <style:style style:name="TableRow71" style:family="table-row">
      <style:table-row-properties style:min-row-height="0.1631in" style:use-optimal-row-height="false"/>
    </style:style>
    <style:style style:name="TableCell7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fo:font-size="12pt" style:font-size-asian="12pt"/>
    </style:style>
    <style:style style:name="TableCell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fo:font-size="12pt" style:font-size-asian="12pt"/>
    </style:style>
    <style:style style:name="TableCell7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fo:font-size="12pt" style:font-size-asian="12pt"/>
    </style:style>
    <style:style style:name="TableRow78" style:family="table-row">
      <style:table-row-properties style:min-row-height="0.1631in" style:use-optimal-row-height="false"/>
    </style:style>
    <style:style style:name="TableCell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fo:font-size="12pt" style:font-size-asian="12pt"/>
    </style:style>
    <style:style style:name="TableCell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fo:font-size="12pt" style:font-size-asian="12pt"/>
    </style:style>
    <style:style style:name="TableCell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fo:font-size="12pt" style:font-size-asian="12pt"/>
    </style:style>
    <style:style style:name="TableRow85" style:family="table-row">
      <style:table-row-properties style:min-row-height="0.1631in" style:use-optimal-row-height="false"/>
    </style:style>
    <style:style style:name="TableCell8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fo:font-size="12pt" style:font-size-asian="12pt"/>
    </style:style>
    <style:style style:name="TableCell8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fo:font-size="12pt" style:font-size-asian="12pt"/>
    </style:style>
    <style:style style:name="TableCell9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fo:font-size="12pt" style:font-size-asian="12pt"/>
    </style:style>
    <style:style style:name="TableRow92" style:family="table-row">
      <style:table-row-properties style:min-row-height="0.1631in" style:use-optimal-row-height="false"/>
    </style:style>
    <style:style style:name="TableCell9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fo:font-size="12pt" style:font-size-asian="12pt"/>
    </style:style>
    <style:style style:name="TableCell9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fo:font-size="12pt" style:font-size-asian="12pt"/>
    </style:style>
    <style:style style:name="TableCell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font-size="12pt" style:font-size-asian="12pt"/>
    </style:style>
    <style:style style:name="TableRow99" style:family="table-row">
      <style:table-row-properties style:min-row-height="0.1631in" style:use-optimal-row-height="false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fo:font-size="12pt" style:font-size-asian="12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fo:font-size="12pt" style:font-size-asian="12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fo:font-size="12pt" style:font-size-asian="12pt"/>
    </style:style>
    <style:style style:name="TableRow106" style:family="table-row">
      <style:table-row-properties style:min-row-height="0.1631in" style:use-optimal-row-height="false"/>
    </style:style>
    <style:style style:name="TableCell1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fo:font-size="12pt" style:font-size-asian="12pt"/>
    </style:style>
    <style:style style:name="TableCell1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fo:font-size="12pt" style:font-size-asian="12pt"/>
    </style:style>
    <style:style style:name="TableCell1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fo:font-size="12pt" style:font-size-asian="12pt"/>
    </style:style>
    <style:style style:name="TableRow113" style:family="table-row">
      <style:table-row-properties style:min-row-height="0.1631in" style:use-optimal-row-height="false"/>
    </style:style>
    <style:style style:name="TableCell1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fo:font-size="12pt" style:font-size-asian="12pt"/>
    </style:style>
    <style:style style:name="TableCell1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fo:font-size="12pt" style:font-size-asian="12pt"/>
    </style:style>
    <style:style style:name="TableCell1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fo:font-size="12pt" style:font-size-asian="12pt"/>
    </style:style>
    <style:style style:name="TableRow120" style:family="table-row">
      <style:table-row-properties style:min-row-height="0.1631in" style:use-optimal-row-height="false"/>
    </style:style>
    <style:style style:name="TableCell1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fo:font-size="12pt" style:font-size-asian="12pt"/>
    </style:style>
    <style:style style:name="TableCell1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fo:font-size="12pt" style:font-size-asian="12pt"/>
    </style:style>
    <style:style style:name="TableCell12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fo:font-size="12pt" style:font-size-asian="12pt"/>
    </style:style>
    <style:style style:name="TableRow127" style:family="table-row">
      <style:table-row-properties style:min-row-height="0.1631in" style:use-optimal-row-height="false"/>
    </style:style>
    <style:style style:name="TableCell12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fo:font-size="12pt" style:font-size-asian="12pt"/>
    </style:style>
    <style:style style:name="TableCell1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fo:font-size="12pt" style:font-size-asian="12pt"/>
    </style:style>
    <style:style style:name="TableCell13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fo:font-size="12pt" style:font-size-asian="12pt"/>
    </style:style>
    <style:style style:name="TableRow134" style:family="table-row">
      <style:table-row-properties style:min-row-height="0.1631in" style:use-optimal-row-height="false"/>
    </style:style>
    <style:style style:name="TableCell1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fo:font-size="12pt" style:font-size-asian="12pt"/>
    </style:style>
    <style:style style:name="TableCell13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fo:font-size="12pt" style:font-size-asian="12pt"/>
    </style:style>
    <style:style style:name="TableCell13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fo:font-size="12pt" style:font-size-asian="12pt"/>
    </style:style>
    <style:style style:name="TableRow141" style:family="table-row">
      <style:table-row-properties style:min-row-height="0.1631in" style:use-optimal-row-height="false"/>
    </style:style>
    <style:style style:name="TableCell1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fo:font-size="12pt" style:font-size-asian="12pt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fo:font-size="12pt" style:font-size-asian="12pt"/>
    </style:style>
    <style:style style:name="TableCell1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fo:font-size="12pt" style:font-size-asian="12pt"/>
    </style:style>
    <style:style style:name="TableRow148" style:family="table-row">
      <style:table-row-properties style:min-row-height="0.1631in" style:use-optimal-row-height="false"/>
    </style:style>
    <style:style style:name="TableCell14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fo:font-size="12pt" style:font-size-asian="12pt"/>
    </style:style>
    <style:style style:name="TableCell15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fo:font-size="12pt" style:font-size-asian="12pt"/>
    </style:style>
    <style:style style:name="TableCell15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fo:font-size="12pt" style:font-size-asian="12pt"/>
    </style:style>
    <style:style style:name="TableRow155" style:family="table-row">
      <style:table-row-properties style:min-row-height="0.1631in" style:use-optimal-row-height="false"/>
    </style:style>
    <style:style style:name="TableCell15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fo:font-size="12pt" style:font-size-asian="12pt"/>
    </style:style>
    <style:style style:name="TableCell15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fo:font-size="12pt" style:font-size-asian="12pt"/>
    </style:style>
    <style:style style:name="TableCell16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fo:font-size="12pt" style:font-size-asian="12pt"/>
    </style:style>
    <style:style style:name="TableRow162" style:family="table-row">
      <style:table-row-properties style:min-row-height="0.1631in" style:use-optimal-row-height="false"/>
    </style:style>
    <style:style style:name="TableCell16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fo:font-size="12pt" style:font-size-asian="12pt"/>
    </style:style>
    <style:style style:name="TableCell1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fo:font-size="12pt" style:font-size-asian="12pt"/>
    </style:style>
    <style:style style:name="TableCell1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fo:font-size="12pt" style:font-size-asian="12pt"/>
    </style:style>
    <style:style style:name="TableRow169" style:family="table-row">
      <style:table-row-properties style:min-row-height="0.1631in" style:use-optimal-row-height="false"/>
    </style:style>
    <style:style style:name="TableCell17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fo:font-size="12pt" style:font-size-asian="12pt"/>
    </style:style>
    <style:style style:name="TableCell17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fo:font-size="12pt" style:font-size-asian="12pt"/>
    </style:style>
    <style:style style:name="TableCell1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font-size="12pt" style:font-size-asian="12pt"/>
    </style:style>
    <style:style style:name="TableRow176" style:family="table-row">
      <style:table-row-properties style:min-row-height="0.1631in" style:use-optimal-row-height="false"/>
    </style:style>
    <style:style style:name="TableCell17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fo:font-size="12pt" style:font-size-asian="12pt"/>
    </style:style>
    <style:style style:name="TableCell1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fo:font-size="12pt" style:font-size-asian="12pt"/>
    </style:style>
    <style:style style:name="TableCell18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fo:font-size="12pt" style:font-size-asian="12pt"/>
    </style:style>
    <style:style style:name="TableRow183" style:family="table-row">
      <style:table-row-properties style:min-row-height="0.1631in" style:use-optimal-row-height="false"/>
    </style:style>
    <style:style style:name="TableCell18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fo:font-size="12pt" style:font-size-asian="12pt"/>
    </style:style>
    <style:style style:name="TableCell18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fo:font-size="12pt" style:font-size-asian="12pt"/>
    </style:style>
    <style:style style:name="TableCell18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fo:font-size="12pt" style:font-size-asian="12pt"/>
    </style:style>
    <style:style style:name="TableRow190" style:family="table-row">
      <style:table-row-properties style:min-row-height="0.1631in" style:use-optimal-row-height="false"/>
    </style:style>
    <style:style style:name="TableCell1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fo:font-size="12pt" style:font-size-asian="12pt"/>
    </style:style>
    <style:style style:name="TableCell19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fo:font-size="12pt" style:font-size-asian="12pt"/>
    </style:style>
    <style:style style:name="TableCell19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fo:font-size="12pt" style:font-size-asian="12pt"/>
    </style:style>
    <style:style style:name="TableRow197" style:family="table-row">
      <style:table-row-properties style:min-row-height="0.1631in" style:use-optimal-row-height="false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fo:font-size="12pt" style:font-size-asian="12pt"/>
    </style:style>
    <style:style style:name="TableCell2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fo:font-size="12pt" style:font-size-asian="12pt"/>
    </style:style>
    <style:style style:name="TableRow204" style:family="table-row">
      <style:table-row-properties style:min-row-height="0.1631in" style:use-optimal-row-height="false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fo:font-size="12pt" style:font-size-asian="12pt"/>
    </style:style>
    <style:style style:name="TableRow211" style:family="table-row">
      <style:table-row-properties style:min-row-height="0.1631in" style:use-optimal-row-height="false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fo:font-size="12pt" style:font-size-asian="12pt"/>
    </style:style>
    <style:style style:name="TableRow218" style:family="table-row">
      <style:table-row-properties style:min-row-height="0.1631in" style:use-optimal-row-height="false"/>
    </style:style>
    <style:style style:name="TableCell2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fo:font-size="12pt" style:font-size-asian="12pt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fo:font-size="12pt" style:font-size-asian="12pt"/>
    </style:style>
    <style:style style:name="TableRow225" style:family="table-row">
      <style:table-row-properties style:min-row-height="0.1631in" style:use-optimal-row-height="false"/>
    </style:style>
    <style:style style:name="TableCell22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fo:font-size="12pt" style:font-size-asian="12pt"/>
    </style:style>
    <style:style style:name="TableCell22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fo:font-size="12pt" style:font-size-asian="12pt"/>
    </style:style>
    <style:style style:name="TableCell23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fo:font-size="12pt" style:font-size-asian="12pt"/>
    </style:style>
    <style:style style:name="TableRow232" style:family="table-row">
      <style:table-row-properties style:min-row-height="0.1631in" style:use-optimal-row-height="false"/>
    </style:style>
    <style:style style:name="TableCell23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fo:font-size="12pt" style:font-size-asian="12pt"/>
    </style:style>
    <style:style style:name="TableCell2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fo:font-size="12pt" style:font-size-asian="12pt"/>
    </style:style>
    <style:style style:name="TableCell2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fo:font-size="12pt" style:font-size-asian="12pt"/>
    </style:style>
    <style:style style:name="TableRow239" style:family="table-row">
      <style:table-row-properties style:min-row-height="0.1631in" style:use-optimal-row-height="false"/>
    </style:style>
    <style:style style:name="TableCell2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fo:font-size="12pt" style:font-size-asian="12pt"/>
    </style:style>
    <style:style style:name="TableCell2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fo:font-size="12pt" style:font-size-asian="12pt"/>
    </style:style>
    <style:style style:name="TableCell2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fo:font-size="12pt" style:font-size-asian="12pt"/>
    </style:style>
    <style:style style:name="P246" style:parent-style-name="Textbody" style:family="paragraph">
      <style:paragraph-properties fo:text-align="justify"/>
    </style:style>
    <style:style style:name="P247" style:parent-style-name="Textbody" style:family="paragraph">
      <style:paragraph-properties fo:text-align="justify"/>
    </style:style>
    <style:style style:name="TableColumn249" style:family="table-column">
      <style:table-column-properties style:column-width="1.2187in" style:use-optimal-column-width="false"/>
    </style:style>
    <style:style style:name="TableColumn250" style:family="table-column">
      <style:table-column-properties style:column-width="2.7604in" style:use-optimal-column-width="false"/>
    </style:style>
    <style:style style:name="TableColumn251" style:family="table-column">
      <style:table-column-properties style:column-width="0.8645in" style:use-optimal-column-width="false"/>
    </style:style>
    <style:style style:name="TableColumn252" style:family="table-column">
      <style:table-column-properties style:column-width="1.8541in" style:use-optimal-column-width="false"/>
    </style:style>
    <style:style style:name="Table248" style:family="table">
      <style:table-properties style:width="6.6979in" fo:margin-left="0in" table:align="left"/>
    </style:style>
    <style:style style:name="TableRow253" style:family="table-row">
      <style:table-row-properties style:use-optimal-row-height="false" fo:keep-together="always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Heading" style:family="paragraph">
      <style:paragraph-properties fo:text-align="start"/>
      <style:text-properties fo:color="#000000" fo:font-size="12pt" style:font-size-asian="12pt"/>
    </style:style>
    <style:style style:name="P256" style:parent-style-name="TableHeading" style:family="paragraph">
      <style:text-properties fo:font-size="12pt" style:font-size-asian="12pt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Heading" style:family="paragraph">
      <style:text-properties fo:font-size="12pt" style:font-size-asian="12pt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Heading" style:family="paragraph">
      <style:text-properties fo:font-size="12pt" style:font-size-asian="12pt"/>
    </style:style>
    <style:style style:name="TableCell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2" style:parent-style-name="TableHeading" style:family="paragraph">
      <style:text-properties fo:font-size="12pt" style:font-size-asian="12pt"/>
    </style:style>
    <style:style style:name="TableRow263" style:family="table-row">
      <style:table-row-properties style:use-optimal-row-height="false" fo:keep-together="always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2pt" style:font-size-asian="12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2pt" style:font-size-asian="12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2pt" style:font-size-asian="12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2pt" style:font-size-asian="12pt"/>
    </style:style>
    <style:style style:name="TableRow272" style:family="table-row">
      <style:table-row-properties style:use-optimal-row-height="false" fo:keep-together="alway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2pt" style:font-size-asian="12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2pt" style:font-size-asian="12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2pt" style:font-size-asian="12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2pt" style:font-size-asian="12pt"/>
    </style:style>
    <style:style style:name="TableRow281" style:family="table-row">
      <style:table-row-properties style:use-optimal-row-height="false" fo:keep-together="always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2pt" style:font-size-asian="12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2pt" style:font-size-asian="12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2pt" style:font-size-asian="12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2pt" style:font-size-asian="12pt"/>
    </style:style>
    <style:style style:name="TableRow290" style:family="table-row">
      <style:table-row-properties style:use-optimal-row-height="false" fo:keep-together="alway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2pt" style:font-size-asian="12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2pt" style:font-size-asian="12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2pt" style:font-size-asian="12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2pt" style:font-size-asian="12pt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2pt" style:font-size-asian="12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2pt" style:font-size-asian="12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2pt" style:font-size-asian="12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2pt" style:font-size-asian="12pt"/>
    </style:style>
    <style:style style:name="TableRow308" style:family="table-row">
      <style:table-row-properties style:use-optimal-row-height="false" fo:keep-together="alway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2pt" style:font-size-asian="12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2pt" style:font-size-asian="12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2pt" style:font-size-asian="12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2pt" style:font-size-asian="12pt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2pt" style:font-size-asian="12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2pt" style:font-size-asian="12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2pt" style:font-size-asian="12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2pt" style:font-size-asian="12pt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2pt" style:font-size-asian="12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2pt" style:font-size-asian="12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2pt" style:font-size-asian="12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2pt" style:font-size-asian="12pt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2pt" style:font-size-asian="12pt"/>
    </style:style>
    <style:style style:name="TableCell33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2pt" style:font-size-asian="12pt"/>
    </style:style>
    <style:style style:name="TableCell34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12pt" style:font-size-asian="12pt"/>
    </style:style>
    <style:style style:name="TableCell342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12pt" style:font-size-asian="12pt"/>
    </style:style>
    <style:style style:name="TableRow344" style:family="table-row">
      <style:table-row-properties style:use-optimal-row-height="false" fo:keep-together="always"/>
    </style:style>
    <style:style style:name="TableCell34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size="12pt" style:font-size-asian="12pt"/>
    </style:style>
    <style:style style:name="TableCell34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size="12pt" style:font-size-asian="12pt"/>
    </style:style>
    <style:style style:name="TableCell3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size="12pt" style:font-size-asian="12pt"/>
    </style:style>
    <style:style style:name="TableCell35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2pt" style:font-size-asian="12pt"/>
    </style:style>
    <style:style style:name="TableRow353" style:family="table-row">
      <style:table-row-properties style:use-optimal-row-height="false" fo:keep-together="always"/>
    </style:style>
    <style:style style:name="TableCell35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12pt" style:font-size-asian="12pt"/>
    </style:style>
    <style:style style:name="TableCell35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size="12pt" style:font-size-asian="12pt"/>
    </style:style>
    <style:style style:name="TableCell35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12pt" style:font-size-asian="12pt"/>
    </style:style>
    <style:style style:name="TableCell360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12pt" style:font-size-asian="12pt"/>
    </style:style>
    <style:style style:name="TableRow362" style:family="table-row">
      <style:table-row-properties style:use-optimal-row-height="false" fo:keep-together="always"/>
    </style:style>
    <style:style style:name="TableCell36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2pt" style:font-size-asian="12pt"/>
    </style:style>
    <style:style style:name="TableCell36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2pt" style:font-size-asian="12pt"/>
    </style:style>
    <style:style style:name="TableCell36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size="12pt" style:font-size-asian="12pt"/>
    </style:style>
    <style:style style:name="TableCell36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2pt" style:font-size-asian="12pt"/>
    </style:style>
    <style:style style:name="P371" style:parent-style-name="Titolo1" style:family="paragraph">
      <style:paragraph-properties fo:text-align="justify"/>
    </style:style>
    <style:style style:name="T372" style:parent-style-name="Car.predefinitoparagrafo" style:family="text">
      <style:text-properties style:font-name="Arial"/>
    </style:style>
    <style:style style:name="T373" style:parent-style-name="Car.predefinitoparagrafo" style:family="text">
      <style:text-properties style:font-weight-complex="bold" fo:font-size="12pt" style:font-size-asian="12pt" style:font-size-complex="12pt"/>
    </style:style>
    <style:style style:name="T374" style:parent-style-name="Car.predefinitoparagrafo" style:family="text">
      <style:text-properties fo:font-size="12pt" style:font-size-asian="12pt" style:font-size-complex="12pt"/>
    </style:style>
    <style:style style:name="T375" style:parent-style-name="Car.predefinitoparagrafo" style:family="text">
      <style:text-properties style:font-weight-complex="bold" fo:font-size="12pt" style:font-size-asian="12pt" style:font-size-complex="12pt"/>
    </style:style>
    <style:style style:name="P376" style:parent-style-name="Textbody" style:family="paragraph">
      <style:paragraph-properties fo:text-align="justify"/>
    </style:style>
    <style:style style:name="T377" style:parent-style-name="Car.predefinitoparagrafo" style:family="text">
      <style:text-properties fo:font-weight="bold" style:font-weight-asian="bold" style:font-weight-complex="bold"/>
    </style:style>
    <style:style style:name="P37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79" style:parent-style-name="Textbody" style:family="paragraph">
      <style:paragraph-properties fo:text-align="justify"/>
    </style:style>
    <style:style style:name="P380" style:parent-style-name="Textbody" style:family="paragraph">
      <style:paragraph-properties fo:text-align="justify"/>
    </style:style>
    <style:style style:name="P381" style:parent-style-name="Textbody" style:family="paragraph">
      <style:paragraph-properties fo:text-align="justify"/>
    </style:style>
    <style:style style:name="P38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8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84" style:parent-style-name="Textbody" style:family="paragraph">
      <style:paragraph-properties fo:text-align="justify"/>
    </style:style>
    <style:style style:name="TableColumn386" style:family="table-column">
      <style:table-column-properties style:column-width="1.0625in" style:use-optimal-column-width="false"/>
    </style:style>
    <style:style style:name="TableColumn387" style:family="table-column">
      <style:table-column-properties style:column-width="0.9479in" style:use-optimal-column-width="false"/>
    </style:style>
    <style:style style:name="TableColumn388" style:family="table-column">
      <style:table-column-properties style:column-width="0.9375in" style:use-optimal-column-width="false"/>
    </style:style>
    <style:style style:name="TableColumn389" style:family="table-column">
      <style:table-column-properties style:column-width="0.7916in" style:use-optimal-column-width="false"/>
    </style:style>
    <style:style style:name="TableColumn390" style:family="table-column">
      <style:table-column-properties style:column-width="2.9583in" style:use-optimal-column-width="false"/>
    </style:style>
    <style:style style:name="Table385" style:family="table">
      <style:table-properties style:width="6.6979in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justify"/>
    </style:style>
    <style:style style:name="TableCell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justify"/>
    </style:style>
    <style:style style:name="TableCell4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justify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justify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</style:style>
    <style:style style:name="P424" style:parent-style-name="Textbody" style:family="paragraph">
      <style:paragraph-properties fo:text-align="justify"/>
    </style:style>
    <style:style style:name="P425" style:parent-style-name="Textbody" style:family="paragraph">
      <style:paragraph-properties fo:text-align="justify"/>
    </style:style>
    <style:style style:name="P42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27" style:parent-style-name="Textbody" style:family="paragraph">
      <style:paragraph-properties fo:text-align="justify"/>
    </style:style>
    <style:style style:name="TableColumn429" style:family="table-column">
      <style:table-column-properties style:column-width="1.0625in" style:use-optimal-column-width="false"/>
    </style:style>
    <style:style style:name="TableColumn430" style:family="table-column">
      <style:table-column-properties style:column-width="0.9479in" style:use-optimal-column-width="false"/>
    </style:style>
    <style:style style:name="TableColumn431" style:family="table-column">
      <style:table-column-properties style:column-width="0.9375in" style:use-optimal-column-width="false"/>
    </style:style>
    <style:style style:name="TableColumn432" style:family="table-column">
      <style:table-column-properties style:column-width="0.7916in" style:use-optimal-column-width="false"/>
    </style:style>
    <style:style style:name="TableColumn433" style:family="table-column">
      <style:table-column-properties style:column-width="2.9583in" style:use-optimal-column-width="false"/>
    </style:style>
    <style:style style:name="Table428" style:family="table">
      <style:table-properties style:width="6.6979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justify"/>
    </style:style>
    <style:style style:name="TableCell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justify"/>
    </style:style>
    <style:style style:name="TableCell4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justify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justify"/>
    </style:style>
    <style:style style:name="P467" style:parent-style-name="Textbody" style:family="paragraph">
      <style:paragraph-properties fo:text-align="justify"/>
    </style:style>
    <style:style style:name="P468" style:parent-style-name="Textbody" style:family="paragraph">
      <style:paragraph-properties fo:text-align="justify"/>
    </style:style>
    <style:style style:name="P469" style:parent-style-name="Textbody" style:family="paragraph">
      <style:paragraph-properties fo:text-align="justify"/>
    </style:style>
    <style:style style:name="P470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7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72" style:parent-style-name="Textbody" style:family="paragraph">
      <style:paragraph-properties fo:text-align="justify"/>
    </style:style>
    <style:style style:name="TableColumn474" style:family="table-column">
      <style:table-column-properties style:column-width="1.0625in" style:use-optimal-column-width="false"/>
    </style:style>
    <style:style style:name="TableColumn475" style:family="table-column">
      <style:table-column-properties style:column-width="0.9479in" style:use-optimal-column-width="false"/>
    </style:style>
    <style:style style:name="TableColumn476" style:family="table-column">
      <style:table-column-properties style:column-width="0.9375in" style:use-optimal-column-width="false"/>
    </style:style>
    <style:style style:name="TableColumn477" style:family="table-column">
      <style:table-column-properties style:column-width="0.7916in" style:use-optimal-column-width="false"/>
    </style:style>
    <style:style style:name="TableColumn478" style:family="table-column">
      <style:table-column-properties style:column-width="2.9583in" style:use-optimal-column-width="false"/>
    </style:style>
    <style:style style:name="Table473" style:family="table">
      <style:table-properties style:width="6.6979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/>
    </style:style>
    <style:style style:name="TableCell4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</style:style>
    <style:style style:name="TableCell4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</style:style>
    <style:style style:name="TableCell4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justify"/>
    </style:style>
    <style:style style:name="P512" style:parent-style-name="Textbody" style:family="paragraph">
      <style:paragraph-properties fo:text-align="justify"/>
    </style:style>
    <style:style style:name="P513" style:parent-style-name="Textbody" style:family="paragraph">
      <style:paragraph-properties fo:text-align="justify"/>
    </style:style>
    <style:style style:name="P51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15" style:parent-style-name="Textbody" style:family="paragraph">
      <style:paragraph-properties fo:text-align="justify"/>
    </style:style>
    <style:style style:name="TableColumn517" style:family="table-column">
      <style:table-column-properties style:column-width="1.0625in" style:use-optimal-column-width="false"/>
    </style:style>
    <style:style style:name="TableColumn518" style:family="table-column">
      <style:table-column-properties style:column-width="0.9479in" style:use-optimal-column-width="false"/>
    </style:style>
    <style:style style:name="TableColumn519" style:family="table-column">
      <style:table-column-properties style:column-width="0.9375in" style:use-optimal-column-width="false"/>
    </style:style>
    <style:style style:name="TableColumn520" style:family="table-column">
      <style:table-column-properties style:column-width="0.7916in" style:use-optimal-column-width="false"/>
    </style:style>
    <style:style style:name="TableColumn521" style:family="table-column">
      <style:table-column-properties style:column-width="2.9583in" style:use-optimal-column-width="false"/>
    </style:style>
    <style:style style:name="Table516" style:family="table">
      <style:table-properties style:width="6.6979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</style:style>
    <style:style style:name="TableCell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</style:style>
    <style:style style:name="P555" style:parent-style-name="Textbody" style:family="paragraph">
      <style:paragraph-properties fo:text-align="justify"/>
    </style:style>
    <style:style style:name="P556" style:parent-style-name="Textbody" style:family="paragraph">
      <style:paragraph-properties fo:text-align="justify"/>
    </style:style>
    <style:style style:name="P557" style:parent-style-name="Textbody" style:family="paragraph">
      <style:paragraph-properties fo:text-align="justify"/>
    </style:style>
    <style:style style:name="P55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5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60" style:parent-style-name="Textbody" style:family="paragraph">
      <style:paragraph-properties fo:text-align="justify"/>
    </style:style>
    <style:style style:name="T561" style:parent-style-name="Car.predefinitoparagrafo" style:family="text">
      <style:text-properties fo:font-weight="bold" style:font-weight-asian="bold" style:font-weight-complex="bold"/>
    </style:style>
    <style:style style:name="P562" style:parent-style-name="Textbody" style:family="paragraph">
      <style:paragraph-properties fo:text-align="justify"/>
    </style:style>
    <style:style style:name="T563" style:parent-style-name="Car.predefinitoparagrafo" style:family="text">
      <style:text-properties fo:font-weight="bold" style:font-weight-asian="bold" style:font-weight-complex="bold"/>
    </style:style>
    <style:style style:name="P56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65" style:parent-style-name="Textbody" style:family="paragraph">
      <style:paragraph-properties fo:text-align="justify"/>
    </style:style>
    <style:style style:name="T566" style:parent-style-name="Car.predefinitoparagrafo" style:family="text">
      <style:text-properties fo:font-weight="bold" style:font-weight-asian="bold" style:font-weight-complex="bold"/>
    </style:style>
    <style:style style:name="P567" style:parent-style-name="Textbody" style:family="paragraph">
      <style:paragraph-properties fo:text-align="justify"/>
    </style:style>
    <style:style style:name="T568" style:parent-style-name="Car.predefinitoparagrafo" style:family="text">
      <style:text-properties fo:font-weight="bold" style:font-weight-asian="bold" style:font-weight-complex="bold"/>
    </style:style>
    <style:style style:name="P569" style:parent-style-name="Textbody" style:family="paragraph">
      <style:paragraph-properties fo:text-align="justify"/>
    </style:style>
    <style:style style:name="T570" style:parent-style-name="Car.predefinitoparagrafo" style:family="text">
      <style:text-properties fo:font-weight="bold" style:font-weight-asian="bold" style:font-weight-complex="bold"/>
    </style:style>
    <style:style style:name="T571" style:parent-style-name="Car.predefinitoparagrafo" style:family="text">
      <style:text-properties style:font-weight-complex="bold" fo:font-size="12pt" style:font-size-asian="12pt" style:font-size-complex="12pt"/>
    </style:style>
    <style:style style:name="T572" style:parent-style-name="Car.predefinitoparagrafo" style:family="text">
      <style:text-properties fo:font-weight="normal" style:font-weight-asian="normal" fo:font-size="12pt" style:font-size-asian="12pt" style:font-size-complex="12pt"/>
    </style:style>
    <style:style style:name="T573" style:parent-style-name="Car.predefinitoparagrafo" style:family="text">
      <style:text-properties style:font-weight-complex="bold" fo:font-size="12pt" style:font-size-asian="12pt" style:font-size-complex="12pt"/>
    </style:style>
    <style:style style:name="P574" style:parent-style-name="Textbody" style:family="paragraph">
      <style:text-properties fo:font-weight="bold" style:font-weight-asian="bold" style:font-weight-complex="bold"/>
    </style:style>
    <style:style style:name="T575" style:parent-style-name="Car.predefinitoparagrafo" style:family="text">
      <style:text-properties style:font-name="Arial"/>
    </style:style>
    <style:style style:name="P576" style:parent-style-name="Titolo3" style:family="paragraph">
      <style:text-properties fo:font-size="12pt" style:font-size-asian="12pt" style:font-size-complex="12pt"/>
    </style:style>
    <style:style style:name="P577" style:parent-style-name="Textbody" style:family="paragraph">
      <style:paragraph-properties fo:margin-top="0.0395in" fo:margin-bottom="0.0784in"/>
    </style:style>
    <style:style style:name="T578" style:parent-style-name="Car.predefinitoparagrafo" style:family="text">
      <style:text-properties style:font-name="Arial"/>
    </style:style>
    <style:style style:name="T579" style:parent-style-name="Car.predefinitoparagrafo" style:family="text">
      <style:text-properties style:font-name="Arial"/>
    </style:style>
    <style:style style:name="P580" style:parent-style-name="Titolo3" style:family="paragraph">
      <style:text-properties fo:font-size="12pt" style:font-size-asian="12pt" style:font-size-complex="12pt"/>
    </style:style>
    <style:style style:name="P581" style:parent-style-name="Textbody" style:family="paragraph">
      <style:paragraph-properties fo:margin-top="0.0395in" fo:margin-bottom="0.0784in"/>
    </style:style>
    <style:style style:name="TableColumn583" style:family="table-column">
      <style:table-column-properties style:column-width="3.3465in" style:use-optimal-column-width="false"/>
    </style:style>
    <style:style style:name="TableColumn584" style:family="table-column">
      <style:table-column-properties style:column-width="3.3465in" style:use-optimal-column-width="false"/>
    </style:style>
    <style:style style:name="Table582" style:family="table">
      <style:table-properties style:width="6.693in" fo:margin-left="0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Cell5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P590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font-size="12pt" style:font-size-asian="12pt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fo:font-size="12pt" style:font-size-asian="12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font-size="12pt" style:font-size-asian="12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size="12pt" style:font-size-asian="12pt"/>
    </style:style>
    <style:style style:name="TableColumn602" style:family="table-column">
      <style:table-column-properties style:column-width="0.6666in" style:use-optimal-column-width="false"/>
    </style:style>
    <style:style style:name="TableColumn603" style:family="table-column">
      <style:table-column-properties style:column-width="6.0263in" style:use-optimal-column-width="false"/>
    </style:style>
    <style:style style:name="Table601" style:family="table">
      <style:table-properties style:width="6.693in" fo:margin-left="0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fo:font-size="12pt" style:font-size-asian="12pt"/>
    </style:style>
    <style:style style:name="TableCell6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size="12pt" style:font-size-asian="12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12pt" style:font-size-asian="12pt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12pt" style:font-size-asian="12pt"/>
    </style:style>
    <style:style style:name="TableColumn615" style:family="table-column">
      <style:table-column-properties style:column-width="0.6666in" style:use-optimal-column-width="false"/>
    </style:style>
    <style:style style:name="TableColumn616" style:family="table-column">
      <style:table-column-properties style:column-width="6.0263in" style:use-optimal-column-width="false"/>
    </style:style>
    <style:style style:name="Table614" style:family="table">
      <style:table-properties style:width="6.693in" fo:margin-left="0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font-size="12pt" style:font-size-asian="12pt"/>
    </style:style>
    <style:style style:name="TableCell6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12pt" style:font-size-asian="12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fo:font-size="12pt" style:font-size-asian="12pt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font-size="12pt" style:font-size-asian="12pt"/>
    </style:style>
    <style:style style:name="T6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OZZA PROGETTAZIONE LOGICA</text:p>
      <text:h text:style-name="Titolo1" text:outline-level="1">2.1. Tavola dei volumi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ncetto</text:p>
            <text:p text:style-name="P9"/>
          </table:table-cell>
          <table:table-cell table:style-name="TableCell10">
            <text:p text:style-name="P11">Tipo</text:p>
            <text:p text:style-name="P12"/>
          </table:table-cell>
          <table:table-cell table:style-name="TableCell13">
            <text:p text:style-name="P14">Volume</text:p>
          </table:table-cell>
        </table:table-row>
        <table:table-row table:style-name="TableRow15">
          <table:table-cell table:style-name="TableCell16">
            <text:p text:style-name="P17">Utente</text:p>
          </table:table-cell>
          <table:table-cell table:style-name="TableCell18">
            <text:p text:style-name="P19">E</text:p>
          </table:table-cell>
          <table:table-cell table:style-name="TableCell20">
            <text:p text:style-name="P21">500</text:p>
          </table:table-cell>
        </table:table-row>
        <table:table-row table:style-name="TableRow22">
          <table:table-cell table:style-name="TableCell23">
            <text:p text:style-name="P24">Host</text:p>
          </table:table-cell>
          <table:table-cell table:style-name="TableCell25">
            <text:p text:style-name="P26">E</text:p>
          </table:table-cell>
          <table:table-cell table:style-name="TableCell27">
            <text:p text:style-name="P28">200</text:p>
          </table:table-cell>
        </table:table-row>
        <table:table-row table:style-name="TableRow29">
          <table:table-cell table:style-name="TableCell30">
            <text:p text:style-name="P31">Superhost</text:p>
          </table:table-cell>
          <table:table-cell table:style-name="TableCell32">
            <text:p text:style-name="P33">E</text:p>
          </table:table-cell>
          <table:table-cell table:style-name="TableCell34">
            <text:p text:style-name="P35">75</text:p>
          </table:table-cell>
        </table:table-row>
        <table:table-row table:style-name="TableRow36">
          <table:table-cell table:style-name="TableCell37">
            <text:p text:style-name="P38">Ospite</text:p>
          </table:table-cell>
          <table:table-cell table:style-name="TableCell39">
            <text:p text:style-name="P40">E</text:p>
          </table:table-cell>
          <table:table-cell table:style-name="TableCell41">
            <text:p text:style-name="P42">300</text:p>
          </table:table-cell>
        </table:table-row>
        <table:table-row table:style-name="TableRow43">
          <table:table-cell table:style-name="TableCell44">
            <text:p text:style-name="P45">Alloggio</text:p>
          </table:table-cell>
          <table:table-cell table:style-name="TableCell46">
            <text:p text:style-name="P47">E</text:p>
          </table:table-cell>
          <table:table-cell table:style-name="TableCell48">
            <text:p text:style-name="P49">500</text:p>
          </table:table-cell>
        </table:table-row>
        <table:table-row table:style-name="TableRow50">
          <table:table-cell table:style-name="TableCell51">
            <text:p text:style-name="P52">Appartamento</text:p>
          </table:table-cell>
          <table:table-cell table:style-name="TableCell53">
            <text:p text:style-name="P54">E</text:p>
          </table:table-cell>
          <table:table-cell table:style-name="TableCell55">
            <text:p text:style-name="P56">350</text:p>
          </table:table-cell>
        </table:table-row>
        <table:table-row table:style-name="TableRow57">
          <table:table-cell table:style-name="TableCell58">
            <text:p text:style-name="P59">Stanza</text:p>
          </table:table-cell>
          <table:table-cell table:style-name="TableCell60">
            <text:p text:style-name="P61">E</text:p>
          </table:table-cell>
          <table:table-cell table:style-name="TableCell62">
            <text:p text:style-name="P63">150</text:p>
          </table:table-cell>
        </table:table-row>
        <table:table-row table:style-name="TableRow64">
          <table:table-cell table:style-name="TableCell65">
            <text:p text:style-name="P66">Tipologia Alloggio</text:p>
          </table:table-cell>
          <table:table-cell table:style-name="TableCell67">
            <text:p text:style-name="P68">E</text:p>
          </table:table-cell>
          <table:table-cell table:style-name="TableCell69">
            <text:p text:style-name="P70">4</text:p>
          </table:table-cell>
        </table:table-row>
        <table:table-row table:style-name="TableRow71">
          <table:table-cell table:style-name="TableCell72">
            <text:p text:style-name="P73">Termini</text:p>
          </table:table-cell>
          <table:table-cell table:style-name="TableCell74">
            <text:p text:style-name="P75">E</text:p>
          </table:table-cell>
          <table:table-cell table:style-name="TableCell76">
            <text:p text:style-name="P77">3</text:p>
          </table:table-cell>
        </table:table-row>
        <table:table-row table:style-name="TableRow78">
          <table:table-cell table:style-name="TableCell79">
            <text:p text:style-name="P80">Letto</text:p>
          </table:table-cell>
          <table:table-cell table:style-name="TableCell81">
            <text:p text:style-name="P82">E</text:p>
          </table:table-cell>
          <table:table-cell table:style-name="TableCell83">
            <text:p text:style-name="P84">2</text:p>
          </table:table-cell>
        </table:table-row>
        <table:table-row table:style-name="TableRow85">
          <table:table-cell table:style-name="TableCell86">
            <text:p text:style-name="P87">Lingua</text:p>
          </table:table-cell>
          <table:table-cell table:style-name="TableCell88">
            <text:p text:style-name="P89">E</text:p>
          </table:table-cell>
          <table:table-cell table:style-name="TableCell90">
            <text:p text:style-name="P91">10</text:p>
          </table:table-cell>
        </table:table-row>
        <table:table-row table:style-name="TableRow92">
          <table:table-cell table:style-name="TableCell93">
            <text:p text:style-name="P94">Recensioni</text:p>
          </table:table-cell>
          <table:table-cell table:style-name="TableCell95">
            <text:p text:style-name="P96">E</text:p>
          </table:table-cell>
          <table:table-cell table:style-name="TableCell97">
            <text:p text:style-name="P98">1200</text:p>
          </table:table-cell>
        </table:table-row>
        <table:table-row table:style-name="TableRow99">
          <table:table-cell table:style-name="TableCell100">
            <text:p text:style-name="P101">Recensioni Alloggio</text:p>
          </table:table-cell>
          <table:table-cell table:style-name="TableCell102">
            <text:p text:style-name="P103">E</text:p>
          </table:table-cell>
          <table:table-cell table:style-name="TableCell104">
            <text:p text:style-name="P105">850</text:p>
          </table:table-cell>
        </table:table-row>
        <table:table-row table:style-name="TableRow106">
          <table:table-cell table:style-name="TableCell107">
            <text:p text:style-name="P108">Recensioni<text:s/>Ospiti</text:p>
          </table:table-cell>
          <table:table-cell table:style-name="TableCell109">
            <text:p text:style-name="P110">E</text:p>
          </table:table-cell>
          <table:table-cell table:style-name="TableCell111">
            <text:p text:style-name="P112">350</text:p>
          </table:table-cell>
        </table:table-row>
        <table:table-row table:style-name="TableRow113">
          <table:table-cell table:style-name="TableCell114">
            <text:p text:style-name="P115">Risposta</text:p>
          </table:table-cell>
          <table:table-cell table:style-name="TableCell116">
            <text:p text:style-name="P117">E</text:p>
          </table:table-cell>
          <table:table-cell table:style-name="TableCell118">
            <text:p text:style-name="P119">2000</text:p>
          </table:table-cell>
        </table:table-row>
        <table:table-row table:style-name="TableRow120">
          <table:table-cell table:style-name="TableCell121">
            <text:p text:style-name="P122">Risposta Pubblica</text:p>
          </table:table-cell>
          <table:table-cell table:style-name="TableCell123">
            <text:p text:style-name="P124">E</text:p>
          </table:table-cell>
          <table:table-cell table:style-name="TableCell125">
            <text:p text:style-name="P126">1250</text:p>
          </table:table-cell>
        </table:table-row>
        <table:table-row table:style-name="TableRow127">
          <table:table-cell table:style-name="TableCell128">
            <text:p text:style-name="P129">Risposta Privata</text:p>
          </table:table-cell>
          <table:table-cell table:style-name="TableCell130">
            <text:p text:style-name="P131">E</text:p>
          </table:table-cell>
          <table:table-cell table:style-name="TableCell132">
            <text:p text:style-name="P133">750</text:p>
          </table:table-cell>
        </table:table-row>
        <table:table-row table:style-name="TableRow134">
          <table:table-cell table:style-name="TableCell135">
            <text:p text:style-name="P136">Servizi</text:p>
          </table:table-cell>
          <table:table-cell table:style-name="TableCell137">
            <text:p text:style-name="P138">E</text:p>
          </table:table-cell>
          <table:table-cell table:style-name="TableCell139">
            <text:p text:style-name="P140">20</text:p>
          </table:table-cell>
        </table:table-row>
        <table:table-row table:style-name="TableRow141">
          <table:table-cell table:style-name="TableCell142">
            <text:p text:style-name="P143">Letto Singolo</text:p>
          </table:table-cell>
          <table:table-cell table:style-name="TableCell144">
            <text:p text:style-name="P145">E</text:p>
          </table:table-cell>
          <table:table-cell table:style-name="TableCell146">
            <text:p text:style-name="P147">1</text:p>
          </table:table-cell>
        </table:table-row>
        <table:table-row table:style-name="TableRow148">
          <table:table-cell table:style-name="TableCell149">
            <text:p text:style-name="P150">Letto Matrimoniale</text:p>
          </table:table-cell>
          <table:table-cell table:style-name="TableCell151">
            <text:p text:style-name="P152">E</text:p>
          </table:table-cell>
          <table:table-cell table:style-name="TableCell153">
            <text:p text:style-name="P154">1</text:p>
          </table:table-cell>
        </table:table-row>
        <table:table-row table:style-name="TableRow155">
          <table:table-cell table:style-name="TableCell156">
            <text:p text:style-name="P157">Parla</text:p>
          </table:table-cell>
          <table:table-cell table:style-name="TableCell158">
            <text:p text:style-name="P159">A</text:p>
          </table:table-cell>
          <table:table-cell table:style-name="TableCell160">
            <text:p text:style-name="P161">1500</text:p>
          </table:table-cell>
        </table:table-row>
        <table:table-row table:style-name="TableRow162">
          <table:table-cell table:style-name="TableCell163">
            <text:p text:style-name="P164">Proprietà</text:p>
          </table:table-cell>
          <table:table-cell table:style-name="TableCell165">
            <text:p text:style-name="P166">A</text:p>
          </table:table-cell>
          <table:table-cell table:style-name="TableCell167">
            <text:p text:style-name="P168">600</text:p>
          </table:table-cell>
        </table:table-row>
        <table:table-row table:style-name="TableRow169">
          <table:table-cell table:style-name="TableCell170">
            <text:p text:style-name="P171">Prenotazione</text:p>
          </table:table-cell>
          <table:table-cell table:style-name="TableCell172">
            <text:p text:style-name="P173">A</text:p>
          </table:table-cell>
          <table:table-cell table:style-name="TableCell174">
            <text:p text:style-name="P175">7500</text:p>
          </table:table-cell>
        </table:table-row>
        <table:table-row table:style-name="TableRow176">
          <table:table-cell table:style-name="TableCell177">
            <text:p text:style-name="P178">Offerta</text:p>
          </table:table-cell>
          <table:table-cell table:style-name="TableCell179">
            <text:p text:style-name="P180">A</text:p>
          </table:table-cell>
          <table:table-cell table:style-name="TableCell181">
            <text:p text:style-name="P182">3500</text:p>
          </table:table-cell>
        </table:table-row>
        <table:table-row table:style-name="TableRow183">
          <table:table-cell table:style-name="TableCell184">
            <text:p text:style-name="P185">Usufrutto</text:p>
          </table:table-cell>
          <table:table-cell table:style-name="TableCell186">
            <text:p text:style-name="P187">A</text:p>
          </table:table-cell>
          <table:table-cell table:style-name="TableCell188">
            <text:p text:style-name="P189">2000</text:p>
          </table:table-cell>
        </table:table-row>
        <table:table-row table:style-name="TableRow190">
          <table:table-cell table:style-name="TableCell191">
            <text:p text:style-name="P192">Cancellazione</text:p>
          </table:table-cell>
          <table:table-cell table:style-name="TableCell193">
            <text:p text:style-name="P194">A</text:p>
          </table:table-cell>
          <table:table-cell table:style-name="TableCell195">
            <text:p text:style-name="P196">1</text:p>
          </table:table-cell>
        </table:table-row>
        <table:table-row table:style-name="TableRow197">
          <table:table-cell table:style-name="TableCell198">
            <text:p text:style-name="P199">Afferenza</text:p>
          </table:table-cell>
          <table:table-cell table:style-name="TableCell200">
            <text:p text:style-name="P201">A</text:p>
          </table:table-cell>
          <table:table-cell table:style-name="TableCell202">
            <text:p text:style-name="P203">1500</text:p>
          </table:table-cell>
        </table:table-row>
        <table:table-row table:style-name="TableRow204">
          <table:table-cell table:style-name="TableCell205">
            <text:p text:style-name="P206">Tipo</text:p>
          </table:table-cell>
          <table:table-cell table:style-name="TableCell207">
            <text:p text:style-name="P208">A</text:p>
          </table:table-cell>
          <table:table-cell table:style-name="TableCell209">
            <text:p text:style-name="P210">1</text:p>
          </table:table-cell>
        </table:table-row>
        <table:table-row table:style-name="TableRow211">
          <table:table-cell table:style-name="TableCell212">
            <text:p text:style-name="P213">Ubicazione</text:p>
          </table:table-cell>
          <table:table-cell table:style-name="TableCell214">
            <text:p text:style-name="P215">A</text:p>
          </table:table-cell>
          <table:table-cell table:style-name="TableCell216">
            <text:p text:style-name="P217">1</text:p>
          </table:table-cell>
        </table:table-row>
        <table:table-row table:style-name="TableRow218">
          <table:table-cell table:style-name="TableCell219">
            <text:p text:style-name="P220">Giudizio<text:s/>Ospite</text:p>
          </table:table-cell>
          <table:table-cell table:style-name="TableCell221">
            <text:p text:style-name="P222">A</text:p>
          </table:table-cell>
          <table:table-cell table:style-name="TableCell223">
            <text:p text:style-name="P224">2500</text:p>
          </table:table-cell>
        </table:table-row>
        <table:table-row table:style-name="TableRow225">
          <table:table-cell table:style-name="TableCell226">
            <text:p text:style-name="P227">Giudizio<text:s/>Host</text:p>
          </table:table-cell>
          <table:table-cell table:style-name="TableCell228">
            <text:p text:style-name="P229">A</text:p>
          </table:table-cell>
          <table:table-cell table:style-name="TableCell230">
            <text:p text:style-name="P231">3000</text:p>
          </table:table-cell>
        </table:table-row>
        <table:table-row table:style-name="TableRow232">
          <table:table-cell table:style-name="TableCell233">
            <text:p text:style-name="P234">Aff. Rec. Alloggio</text:p>
          </table:table-cell>
          <table:table-cell table:style-name="TableCell235">
            <text:p text:style-name="P236">A</text:p>
          </table:table-cell>
          <table:table-cell table:style-name="TableCell237">
            <text:p text:style-name="P238">350</text:p>
          </table:table-cell>
        </table:table-row>
        <table:table-row table:style-name="TableRow239">
          <table:table-cell table:style-name="TableCell240">
            <text:p text:style-name="P241">Aff. Rec. Ospite</text:p>
          </table:table-cell>
          <table:table-cell table:style-name="TableCell242">
            <text:p text:style-name="P243">A</text:p>
          </table:table-cell>
          <table:table-cell table:style-name="TableCell244">
            <text:p text:style-name="P245">100</text:p>
          </table:table-cell>
        </table:table-row>
      </table:table>
      <text:p text:style-name="P246"/>
      <text:p text:style-name="P247">&lt; eventuali osservazioni. In particolare descrivere il ragionamento che<text:s/>ha portato a certi valori non espliciti nei requisiti.&gt;</text:p>
      <text:h text:style-name="Titolo1" text:outline-level="1">2.2. Tavola delle operazioni</text:h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header-rows>
          <table:table-row table:style-name="TableRow253">
            <table:table-cell table:style-name="TableCell254">
              <text:p text:style-name="P255">Operazione</text:p>
              <text:p text:style-name="P256"/>
            </table:table-cell>
            <table:table-cell table:style-name="TableCell257">
              <text:p text:style-name="P258">Descrizione</text:p>
            </table:table-cell>
            <table:table-cell table:style-name="TableCell259">
              <text:p text:style-name="P260">Tipo</text:p>
            </table:table-cell>
            <table:table-cell table:style-name="TableCell261">
              <text:p text:style-name="P262">Frequenza</text:p>
            </table:table-cell>
          </table:table-row>
        </table:table-header-rows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P267">Un ospite prenota un appartamento</text:p>
          </table:table-cell>
          <table:table-cell table:style-name="TableCell268">
            <text:p text:style-name="P269">I</text:p>
          </table:table-cell>
          <table:table-cell table:style-name="TableCell270">
            <text:p text:style-name="P271">7<text:s/>al giorno</text:p>
          </table:table-cell>
        </table:table-row>
        <table:table-row table:style-name="TableRow272">
          <table:table-cell table:style-name="TableCell273">
            <text:p text:style-name="P274">2</text:p>
          </table:table-cell>
          <table:table-cell table:style-name="TableCell275">
            <text:p text:style-name="P276">Trova tutte le prenotazioni in un determinato<text:s/>mese.</text:p>
          </table:table-cell>
          <table:table-cell table:style-name="TableCell277">
            <text:p text:style-name="P278">I</text:p>
          </table:table-cell>
          <table:table-cell table:style-name="TableCell279">
            <text:p text:style-name="P280">1 al mese</text:p>
          </table:table-cell>
        </table:table-row>
        <table:table-row table:style-name="TableRow281">
          <table:table-cell table:style-name="TableCell282">
            <text:p text:style-name="P283">3</text:p>
          </table:table-cell>
          <table:table-cell table:style-name="TableCell284">
            <text:p text:style-name="P285">Inserimento d’un alloggio</text:p>
          </table:table-cell>
          <table:table-cell table:style-name="TableCell286">
            <text:p text:style-name="P287">I</text:p>
          </table:table-cell>
          <table:table-cell table:style-name="TableCell288">
            <text:p text:style-name="P289">2 a settimana</text:p>
          </table:table-cell>
        </table:table-row>
        <table:table-row table:style-name="TableRow290">
          <table:table-cell table:style-name="TableCell291">
            <text:p text:style-name="P292">4</text:p>
          </table:table-cell>
          <table:table-cell table:style-name="TableCell293">
            <text:p text:style-name="P294">Cancellazione d’un alloggio</text:p>
          </table:table-cell>
          <table:table-cell table:style-name="TableCell295">
            <text:p text:style-name="P296">I</text:p>
          </table:table-cell>
          <table:table-cell table:style-name="TableCell297">
            <text:p text:style-name="P298">1<text:s/>ogni mese</text:p>
          </table:table-cell>
        </table:table-row>
        <table:table-row table:style-name="TableRow299">
          <table:table-cell table:style-name="TableCell300">
            <text:p text:style-name="P301">5</text:p>
          </table:table-cell>
          <table:table-cell table:style-name="TableCell302">
            <text:p text:style-name="P303">Trova<text:s/>gli alloggi di<text:s/>un determinato<text:s/>luogo.</text:p>
          </table:table-cell>
          <table:table-cell table:style-name="TableCell304">
            <text:p text:style-name="P305">I</text:p>
          </table:table-cell>
          <table:table-cell table:style-name="TableCell306">
            <text:p text:style-name="P307">20 al giorno</text:p>
          </table:table-cell>
        </table:table-row>
        <table:table-row table:style-name="TableRow308">
          <table:table-cell table:style-name="TableCell309">
            <text:p text:style-name="P310">6</text:p>
          </table:table-cell>
          <table:table-cell table:style-name="TableCell311">
            <text:p text:style-name="P312">Trova tutte le recensioni di tutti gli ospiti con un determinato punteggio.</text:p>
          </table:table-cell>
          <table:table-cell table:style-name="TableCell313">
            <text:p text:style-name="P314">I</text:p>
          </table:table-cell>
          <table:table-cell table:style-name="TableCell315">
            <text:p text:style-name="P316">30 al giorno</text:p>
          </table:table-cell>
        </table:table-row>
        <table:table-row table:style-name="TableRow317">
          <table:table-cell table:style-name="TableCell318">
            <text:p text:style-name="P319">7</text:p>
          </table:table-cell>
          <table:table-cell table:style-name="TableCell320">
            <text:p text:style-name="P321">Per ogni alloggio, trova tutte le recensioni e le relative risposte che superano la media.</text:p>
          </table:table-cell>
          <table:table-cell table:style-name="TableCell322">
            <text:p text:style-name="P323">B</text:p>
          </table:table-cell>
          <table:table-cell table:style-name="TableCell324">
            <text:p text:style-name="P325">25<text:s/>al giorno</text:p>
          </table:table-cell>
        </table:table-row>
        <table:table-row table:style-name="TableRow326">
          <table:table-cell table:style-name="TableCell327">
            <text:p text:style-name="P328">8</text:p>
          </table:table-cell>
          <table:table-cell table:style-name="TableCell329">
            <text:p text:style-name="P330">Trova i servizi di un certo alloggio.</text:p>
          </table:table-cell>
          <table:table-cell table:style-name="TableCell331">
            <text:p text:style-name="P332">I</text:p>
          </table:table-cell>
          <table:table-cell table:style-name="TableCell333">
            <text:p text:style-name="P334">5<text:s/>al giorno</text:p>
          </table:table-cell>
        </table:table-row>
        <table:table-row table:style-name="TableRow335">
          <table:table-cell table:style-name="TableCell336">
            <text:p text:style-name="P337">9</text:p>
          </table:table-cell>
          <table:table-cell table:style-name="TableCell338">
            <text:p text:style-name="P339">Trova tutte le lingue parlate un utente.</text:p>
          </table:table-cell>
          <table:table-cell table:style-name="TableCell340">
            <text:p text:style-name="P341">I</text:p>
          </table:table-cell>
          <table:table-cell table:style-name="TableCell342">
            <text:p text:style-name="P343">30 al giorno</text:p>
          </table:table-cell>
        </table:table-row>
        <table:table-row table:style-name="TableRow344">
          <table:table-cell table:style-name="TableCell345">
            <text:p text:style-name="P346">10</text:p>
          </table:table-cell>
          <table:table-cell table:style-name="TableCell347">
            <text:p text:style-name="P348">Trova tutte le prenotazioni confermate da<text:s/>un certo host.</text:p>
          </table:table-cell>
          <table:table-cell table:style-name="TableCell349">
            <text:p text:style-name="P350">I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11</text:p>
          </table:table-cell>
          <table:table-cell table:style-name="TableCell356">
            <text:p text:style-name="P357">Trova gli alloggi che hanno un certo numero e tipo di letti.</text:p>
          </table:table-cell>
          <table:table-cell table:style-name="TableCell358">
            <text:p text:style-name="P359">I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12</text:p>
          </table:table-cell>
          <table:table-cell table:style-name="TableCell365">
            <text:p text:style-name="P366">Per ogni host, trova gli alloggi che possiede.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</table:table>
      <text:p text:style-name="Textbody"/>
      <text:p text:style-name="Textbody">&lt; eventuali osservazioni sulle operazioni&gt;</text:p>
      <text:h text:style-name="P371" text:outline-level="1">2.3.<text:s/>Ristrutturazione dello schema E-R</text:h>
      <text:h text:style-name="Titolo2" text:outline-level="2">2.3.1.<text:s/><text:span text:style-name="T372">Analisi delle ridondanze</text:span></text:h>
      <text:p text:style-name="Textbody">&lt;minimo 2 massimo 4 ridondanze&gt;</text:p>
      <text:p text:style-name="Textbody">&lt;specificare eventuale soglia accessi risparmiati/byte aggiuntivi&gt;</text:p>
      <text:h text:style-name="Titolo3" text:outline-level="3"><text:span text:style-name="T373">2.3.1.1. RIDONDANZA 1</text:span><text:span text:style-name="T374"><text:s/></text:span><text:span text:style-name="T375">(&lt;nome ridondanza (attributo, associazione, ...)&gt;)</text:span></text:h>
      <text:p text:style-name="P376"><draw:frame draw:z-index="251658240" draw:id="id0" draw:style-name="a0" draw:name="Cornice1" text:anchor-type="paragraph" svg:x="0.05906in" svg:y="0.1811in" svg:width="3.59514in" svg:height="1.24236in" style:rel-width="scale" style:rel-height="scale"><draw:text-box><text:p text:style-name="Normale">Schema riassuntivo della ridondanza (vedi slide)</text:p></draw:text-box><svg:title/><svg:desc/></draw:frame><text:span text:style-name="T377">DERIVAZIONE:</text:span><text:s/>&lt;descrivere come la ridondanza è derivabile&gt;</text:p>
      <text:p text:style-name="P378">OPERAZIONI COINVOLTE</text:p>
      <text:list text:style-name="LFO1" text:continue-numbering="true">
        <text:list-item>
          <text:p text:style-name="P379">Opx</text:p>
        </text:list-item>
        <text:list-item>
          <text:p text:style-name="P380">Opy</text:p>
        </text:list-item>
        <text:list-item>
          <text:p text:style-name="P381">Opz</text:p>
        </text:list-item>
      </text:list>
      <text:p text:style-name="P382">PRESENZA DI RIDONDANZA</text:p>
      <text:p text:style-name="P383">Opx</text:p>
      <text:p text:style-name="P384"><draw:frame draw:z-index="251659264" draw:id="id1" draw:style-name="a1" draw:name="Cornice2" text:anchor-type="paragraph" svg:x="0.05906in" svg:y="0.1811in" svg:width="3.59514in" svg:height="1.24236in" style:rel-width="scale" style:rel-height="scale"><draw:text-box><text:p text:style-name="Normale">Schema di operazione</text:p></draw:text-box><svg:title/><svg:desc/></draw:frame>Tavola degli accessi: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Concetto</text:p>
          </table:table-cell>
          <table:table-cell table:style-name="TableCell394">
            <text:p text:style-name="P395">Costrutto</text:p>
          </table:table-cell>
          <table:table-cell table:style-name="TableCell396">
            <text:p text:style-name="P397">Accessi</text:p>
          </table:table-cell>
          <table:table-cell table:style-name="TableCell398">
            <text:p text:style-name="P399">Tipo</text:p>
          </table:table-cell>
          <table:table-cell table:style-name="TableCell400">
            <text:p text:style-name="P401">Descrizione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</table:table>
      <text:p text:style-name="P424"/>
      <text:p text:style-name="P425">Costo:<text:s/><text:tab/>S:<text:tab/><text:tab/><text:tab/>L:<text:tab/><text:tab/><text:tab/>TOT:</text:p>
      <text:p text:style-name="P426">Opy</text:p>
      <text:p text:style-name="P427"><draw:frame draw:z-index="2" draw:id="id2" draw:style-name="a2" draw:name="Cornice3" text:anchor-type="paragraph" svg:x="0.05906in" svg:y="0.1811in" svg:width="3.59514in" svg:height="1.24236in" style:rel-width="scale" style:rel-height="scale"><draw:text-box><text:p text:style-name="Normale">Schema di operazione</text:p></draw:text-box><svg:title/><svg:desc/></draw:frame>Tavola degli accessi: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Concetto</text:p>
          </table:table-cell>
          <table:table-cell table:style-name="TableCell437">
            <text:p text:style-name="P438">Costrutto</text:p>
          </table:table-cell>
          <table:table-cell table:style-name="TableCell439">
            <text:p text:style-name="P440">Accessi</text:p>
          </table:table-cell>
          <table:table-cell table:style-name="TableCell441">
            <text:p text:style-name="P442">Tipo</text:p>
          </table:table-cell>
          <table:table-cell table:style-name="TableCell443">
            <text:p text:style-name="P444">Descrizione</text:p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</table:table>
      <text:p text:style-name="P467"/>
      <text:p text:style-name="P468">Costo:<text:s/><text:tab/>S:<text:tab/><text:tab/><text:tab/>L:<text:tab/><text:tab/><text:tab/>TOT:</text:p>
      <text:p text:style-name="P469">…</text:p>
      <text:p text:style-name="P470">ASSENZA DI RIDONDANZA</text:p>
      <text:p text:style-name="P471">Opx</text:p>
      <text:p text:style-name="P472"><draw:frame draw:z-index="3" draw:id="id3" draw:style-name="a3" draw:name="Cornice4" text:anchor-type="paragraph" svg:x="0.05906in" svg:y="0.1811in" svg:width="3.59514in" svg:height="1.24236in" style:rel-width="scale" style:rel-height="scale"><draw:text-box><text:p text:style-name="Normale">Schema di operazione</text:p></draw:text-box><svg:title/><svg:desc/></draw:frame>Tavola degli accessi:</text:p>
      <table:table table:style-name="Table473">
        <table:table-columns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Concetto</text:p>
          </table:table-cell>
          <table:table-cell table:style-name="TableCell482">
            <text:p text:style-name="P483">Costrutto</text:p>
          </table:table-cell>
          <table:table-cell table:style-name="TableCell484">
            <text:p text:style-name="P485">Accessi</text:p>
          </table:table-cell>
          <table:table-cell table:style-name="TableCell486">
            <text:p text:style-name="P487">Tipo</text:p>
          </table:table-cell>
          <table:table-cell table:style-name="TableCell488">
            <text:p text:style-name="P489">Descrizione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</table:table>
      <text:p text:style-name="P512"/>
      <text:p text:style-name="P513">Costo:<text:s/><text:tab/>S:<text:tab/><text:tab/><text:tab/>L:<text:tab/><text:tab/><text:tab/>TOT:</text:p>
      <text:p text:style-name="P514">Opy</text:p>
      <text:p text:style-name="P515"><draw:frame draw:z-index="4" draw:id="id4" draw:style-name="a4" draw:name="Cornice5" text:anchor-type="paragraph" svg:x="0.05906in" svg:y="0.1811in" svg:width="3.59514in" svg:height="1.24236in" style:rel-width="scale" style:rel-height="scale"><draw:text-box><text:p text:style-name="Normale">Schema di operazione</text:p></draw:text-box><svg:title/><svg:desc/></draw:frame>Tavola degli accessi:</text:p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Concetto</text:p>
          </table:table-cell>
          <table:table-cell table:style-name="TableCell525">
            <text:p text:style-name="P526">Costrutto</text:p>
          </table:table-cell>
          <table:table-cell table:style-name="TableCell527">
            <text:p text:style-name="P528">Accessi</text:p>
          </table:table-cell>
          <table:table-cell table:style-name="TableCell529">
            <text:p text:style-name="P530">Tipo</text:p>
          </table:table-cell>
          <table:table-cell table:style-name="TableCell531">
            <text:p text:style-name="P532">Descrizione</text:p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</table:table>
      <text:p text:style-name="P555"/>
      <text:p text:style-name="P556">Costo:<text:s/><text:tab/>S:<text:tab/><text:tab/><text:tab/>L:<text:tab/><text:tab/><text:tab/>TOT:</text:p>
      <text:p text:style-name="P557">…</text:p>
      <text:p text:style-name="P558">TOTALI PER RIDONDANZA 1</text:p>
      <text:p text:style-name="P559">Presenza di ridondanza</text:p>
      <text:p text:style-name="P560"><text:span text:style-name="T561">Spazio:</text:span><text:s/>&lt;...&gt;</text:p>
      <text:p text:style-name="P562"><text:span text:style-name="T563">Tempo:</text:span><text:s/>&lt;...&gt;</text:p>
      <text:p text:style-name="P564">Assenza di ridondanza</text:p>
      <text:p text:style-name="P565"><text:span text:style-name="T566">Spazio:</text:span><text:s/>&lt;...&gt;</text:p>
      <text:p text:style-name="P567"><text:span text:style-name="T568">Tempo:</text:span><text:s/>&lt;...&gt;</text:p>
      <text:p text:style-name="P569"><text:span text:style-name="T570">Decisione:<text:s/></text:span>&lt;...&gt;</text:p>
      <text:h text:style-name="Titolo3" text:outline-level="3"><text:span text:style-name="T571">2.3.1.2. RIDONDANZA 2</text:span><text:span text:style-name="T572"><text:s/></text:span><text:span text:style-name="T573">(&lt;nome ridondanza (attributo, associazione, ...)&gt;)</text:span></text:h>
      <text:p text:style-name="Textbody">&lt;come per ridondanza 1&gt;</text:p>
      <text:p text:style-name="P574">&lt;eventuali ridondanze 3 e 4&gt;</text:p>
      <text:h text:style-name="Titolo2" text:outline-level="2">2.3.2.<text:s/><text:span text:style-name="T575">Eliminazione delle generalizzazioni</text:span></text:h>
      <text:p text:style-name="Textbody">&lt;se ce ne sono&gt;</text:p>
      <text:h text:style-name="P576" text:outline-level="3">2.3.2.1. Generalizzazione 1<text:s/>(&lt;generalizzazione&gt;)</text:h>
      <text:p text:style-name="P577"><draw:frame draw:z-index="6" draw:id="id5" draw:style-name="a5" draw:name="Cornice7" text:anchor-type="paragraph" svg:x="0.05906in" svg:y="0.1811in" svg:width="2.50069in" svg:height="1.43611in" style:rel-width="scale" style:rel-height="scale"><draw:text-box><text:p text:style-name="Normale">PORZIONE DI SCHEMA PRIMA DELL’ELIMINAZIONE</text:p></draw:text-box><svg:title/><svg:desc/></draw:frame><draw:frame draw:z-index="7" draw:id="id6" draw:style-name="a6" draw:name="Cornice8" text:anchor-type="paragraph" svg:x="0.05906in" svg:y="0.1811in" svg:width="2.50069in" svg:height="1.43611in" style:rel-width="scale" style:rel-height="scale"><draw:text-box><text:p text:style-name="Normale">PORZIONE DI SCHEMA PRIMA DELL’ELIMINAZIONE</text:p></draw:text-box><svg:title/><svg:desc/></draw:frame><draw:frame draw:z-index="8" draw:id="id7" draw:style-name="a7" draw:name="Cornice9" text:anchor-type="paragraph" svg:x="3.22165in" svg:y="0.1811in" svg:width="2.50069in" svg:height="1.43611in" style:rel-width="scale" style:rel-height="scale"><draw:text-box><text:p text:style-name="Normale">PORZIONE DI SCHEMA DOPO L’ELIMINAZIONE</text:p></draw:text-box><svg:title/><svg:desc/></draw:frame></text:p>
      <text:p text:style-name="Textbody">&lt;commenti su tecnica usata e motivazioni.&gt;<text:line-break/>&lt;regole aziendali introdotte&gt;</text:p>
      <text:h text:style-name="Titolo2" text:outline-level="2"><text:span text:style-name="T578">2.3.3. Partizionamento/acco</text:span><text:span text:style-name="T579">rpamento di entità e associazioni</text:span></text:h>
      <text:p text:style-name="Textbody">&lt;se ce ne sono&gt;</text:p>
      <text:h text:style-name="P580" text:outline-level="3">2.3.3.1. Partizionamento/Accorpamento 1 (&lt;generalizzazione&gt;)</text:h>
      <text:p text:style-name="P581"><draw:frame draw:z-index="9" draw:id="id8" draw:style-name="a8" draw:name="Cornice10" text:anchor-type="paragraph" svg:x="0.05906in" svg:y="0.1811in" svg:width="2.50069in" svg:height="1.43611in" style:rel-width="scale" style:rel-height="scale"><draw:text-box><text:p text:style-name="Normale">PORZIONE DI SCHEMA PRIMA DELL’ELIMINAZIONE</text:p></draw:text-box><svg:title/><svg:desc/></draw:frame><draw:frame draw:z-index="10" draw:id="id9" draw:style-name="a9" draw:name="Cornice11" text:anchor-type="paragraph" svg:x="0.05906in" svg:y="0.1811in" svg:width="2.50069in" svg:height="1.43611in" style:rel-width="scale" style:rel-height="scale"><draw:text-box><text:p text:style-name="Normale">PORZIONE DI SCHEMA PRIMA DEL PARTIZIONAMENTO/<text:line-break/>ACCORPAMENTO</text:p></draw:text-box><svg:title/><svg:desc/></draw:frame><draw:frame draw:z-index="11" draw:id="id10" draw:style-name="a10" draw:name="Cornice12" text:anchor-type="paragraph" svg:x="3.22165in" svg:y="0.1811in" svg:width="2.50069in" svg:height="1.43611in" style:rel-width="scale" style:rel-height="scale"><draw:text-box><text:p text:style-name="Normale">PORZIONE DI SCHEMA DOPO IL<text:s/>PARTIZIONAMENTO/<text:line-break/>ACCORPAMENTO</text:p></draw:text-box><svg:title/><svg:desc/></draw:frame></text:p>
      <text:p text:style-name="Textbody">&lt;commenti su tecnica usata e motivazioni&gt;</text:p>
      <text:h text:style-name="Titolo2" text:outline-level="2">2.3.4.scelta degli identificatori principali</text:h>
      <table:table table:style-name="Table582">
        <table:table-columns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>
            <text:p text:style-name="P587">Entità</text:p>
          </table:table-cell>
          <table:table-cell table:style-name="TableCell588">
            <text:p text:style-name="P589">Identificatore principale</text:p>
            <text:p text:style-name="P590"/>
          </table:table-cell>
        </table:table-row>
        <table:table-row table:style-name="TableRow591">
          <table:table-cell table:style-name="TableCell592">
            <text:p text:style-name="P593">&lt;nome entità&gt;</text:p>
          </table:table-cell>
          <table:table-cell table:style-name="TableCell594">
            <text:p text:style-name="P595">&lt;attributo/i scelto/i oppure SURROGATO&gt;</text:p>
          </table:table-cell>
        </table:table-row>
        <table:table-row table:style-name="TableRow596">
          <table:table-cell table:style-name="TableCell597">
            <text:p text:style-name="P598">…</text:p>
          </table:table-cell>
          <table:table-cell table:style-name="TableCell599">
            <text:p text:style-name="P600"/>
          </table:table-cell>
        </table:table-row>
      </table:table>
      <text:p text:style-name="Textbody"/>
      <text:p text:style-name="Textbody">&lt;eventuali commenti. In particolare, va<text:s/>spiegata la scelta di introdurre identificatori surrogati&gt;</text:p>
      <text:h text:style-name="Titolo1" text:outline-level="1">2.4 Schema E-R ristrutturato + regole aziendali</text:h>
      <text:h text:style-name="Titolo2" text:outline-level="2"><draw:frame draw:z-index="5" draw:id="id11" draw:style-name="a11" draw:name="Forma1" text:anchor-type="paragraph" svg:x="0.05906in" svg:y="0.1811in" svg:width="6.61597in" svg:height="2.55764in" style:rel-width="scale" style:rel-height="scale"><draw:text-box><text:p text:style-name="Normale">QUI CI VA IL VOSTRO SCHEMA ER RISTRUTTURATO</text:p></draw:text-box><svg:title/><svg:desc/></draw:frame></text:h>
      <text:h text:style-name="Titolo2" text:outline-level="2">Regole aziendali</text:h>
      <text:h text:style-name="Titolo2" text:outline-level="2">Vincoli di Integrità:</text:h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RV1</text:p>
          </table:table-cell>
          <table:table-cell table:style-name="TableCell607">
            <text:p text:style-name="P608">&lt;concetto&gt; deve/non deve &lt;espressione&gt;</text:p>
          </table:table-cell>
        </table:table-row>
        <table:table-row table:style-name="TableRow609">
          <table:table-cell table:style-name="TableCell610">
            <text:p text:style-name="P611">...</text:p>
          </table:table-cell>
          <table:table-cell table:style-name="TableCell612">
            <text:p text:style-name="P613">...</text:p>
          </table:table-cell>
        </table:table-row>
      </table:table>
      <text:h text:style-name="Titolo2" text:outline-level="2">Derivazioni:</text:h>
      <table:table table:style-name="Table614">
        <table:table-columns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RD1</text:p>
          </table:table-cell>
          <table:table-cell table:style-name="TableCell620">
            <text:p text:style-name="P621">&lt;concetto&gt; si ottiene &lt;operazione&gt;</text:p>
          </table:table-cell>
        </table:table-row>
        <table:table-row table:style-name="TableRow622">
          <table:table-cell table:style-name="TableCell623">
            <text:p text:style-name="P624">...</text:p>
          </table:table-cell>
          <table:table-cell table:style-name="TableCell625">
            <text:p text:style-name="P626">...</text:p>
          </table:table-cell>
        </table:table-row>
      </table:table>
      <text:p text:style-name="Textbody"/>
      <text:h text:style-name="Titolo1" text:outline-level="1">2.5 Schema relazionale con<text:s/>vincoli di integrità referenziale</text:h>
      <text:p text:style-name="Textbody">&lt;Relazione1 (<text:span text:style-name="T627">Identificatore</text:span>, Attributo1, …)&gt;<text:line-break/>&lt;Relazione2 (<text:span text:style-name="T628">Identificatore</text:span>, Attributo1, …)<text:line-break/><text:tab/>Relazione2 (Attributo1) referenzia Relazionex (Attributoy)&gt;<text:line-break/>&lt;Relazione3 (<text:span text:style-name="T629">Identificatore</text:span>, Attributo1, …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Carega</dc:creator>
    <meta:creation-date>2017-11-17T10:30:00Z</meta:creation-date>
    <dc:date>2018-05-23T21:21:00Z</dc:date>
    <meta:template xlink:href="Normal" xlink:type="simple"/>
    <meta:editing-cycles>32</meta:editing-cycles>
    <meta:editing-duration>PT30960S</meta:editing-duration>
    <meta:document-statistic meta:page-count="1" meta:paragraph-count="7" meta:word-count="573" meta:character-count="3838" meta:row-count="27" meta:non-whitespace-character-count="3272"/>
  </office:meta>
</office:document-meta>
</file>